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1"/>
        <table:table-column table:style-name="co2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cimal a</text:p>
          </table:table-cell>
          <table:table-cell table:style-name="ce2" office:value-type="string" calcext:value-type="string">
            <text:p>Binario a</text:p>
          </table:table-cell>
          <table:table-cell table:style-name="ce2" office:value-type="string" calcext:value-type="string">
            <text:p>Octal a</text:p>
          </table:table-cell>
          <table:table-cell table:style-name="ce2" office:value-type="string" calcext:value-type="string">
            <text:p>Hexadecimal a</text:p>
          </table:table-cell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ct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xadecima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1:50:02.479186945</meta:creation-date>
    <dc:date>2023-05-11T12:02:23.379421038</dc:date>
    <meta:editing-duration>PT2M10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